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28e6" officeooo:paragraph-rsid="001628e6"/>
    </style:style>
    <style:style style:name="P2" style:family="paragraph" style:parent-style-name="Standard">
      <style:text-properties officeooo:paragraph-rsid="00170213"/>
    </style:style>
    <style:style style:name="P3" style:family="paragraph" style:parent-style-name="Standard">
      <style:text-properties officeooo:rsid="00170f88" officeooo:paragraph-rsid="00170f88"/>
    </style:style>
    <style:style style:name="P4" style:family="paragraph" style:parent-style-name="Standard">
      <style:text-properties officeooo:paragraph-rsid="00170f88"/>
    </style:style>
    <style:style style:name="P5" style:family="paragraph" style:parent-style-name="Standard">
      <style:text-properties officeooo:rsid="00188e62" officeooo:paragraph-rsid="00188e62"/>
    </style:style>
    <style:style style:name="P6" style:family="paragraph" style:parent-style-name="Standard">
      <style:text-properties officeooo:rsid="001a2eee" officeooo:paragraph-rsid="001a2eee"/>
    </style:style>
    <style:style style:name="P7" style:family="paragraph" style:parent-style-name="Standard">
      <style:text-properties officeooo:paragraph-rsid="001a2eee"/>
    </style:style>
    <style:style style:name="P8" style:family="paragraph" style:parent-style-name="Text_20_body">
      <style:text-properties officeooo:rsid="001a2eee" officeooo:paragraph-rsid="001a2eee"/>
    </style:style>
    <style:style style:name="P9" style:family="paragraph" style:parent-style-name="Text_20_body">
      <style:text-properties officeooo:rsid="001a3f4a" officeooo:paragraph-rsid="001a3f4a"/>
    </style:style>
    <style:style style:name="P10" style:family="paragraph" style:parent-style-name="Text_20_body">
      <style:text-properties fo:font-variant="normal" fo:text-transform="none" fo:color="#ffffff" style:font-name="Söhne Mono" fo:font-size="10.5pt" fo:letter-spacing="normal" fo:font-style="normal" fo:font-weight="normal"/>
    </style:style>
    <style:style style:name="P11" style:family="paragraph" style:parent-style-name="Text_20_body">
      <style:text-properties fo:font-variant="normal" fo:text-transform="none" fo:color="#374151" style:font-name="Liberation Serif" fo:font-size="12pt" fo:letter-spacing="normal" fo:font-style="normal" fo:font-weight="normal" officeooo:rsid="001cca75" officeooo:paragraph-rsid="001cca75"/>
    </style:style>
    <style:style style:name="P12" style:family="paragraph" style:parent-style-name="Text_20_body">
      <style:text-properties officeooo:rsid="001b97ad" officeooo:paragraph-rsid="001b97ad"/>
    </style:style>
    <style:style style:name="P13" style:family="paragraph" style:parent-style-name="Text_20_body">
      <style:text-properties officeooo:rsid="001c95f0" officeooo:paragraph-rsid="001c95f0"/>
    </style:style>
    <style:style style:name="P14" style:family="paragraph" style:parent-style-name="Text_20_body">
      <style:text-properties officeooo:rsid="001cca75" officeooo:paragraph-rsid="001cca75"/>
    </style:style>
    <style:style style:name="P15" style:family="paragraph" style:parent-style-name="Text_20_body">
      <style:text-properties officeooo:rsid="001d2ec5" officeooo:paragraph-rsid="001d2ec5"/>
    </style:style>
    <style:style style:name="P16" style:family="paragraph" style:parent-style-name="Text_20_body">
      <style:text-properties officeooo:paragraph-rsid="001d2ec5"/>
    </style:style>
    <style:style style:name="P17" style:family="paragraph" style:parent-style-name="Text_20_body">
      <style:text-properties officeooo:rsid="001f159b" officeooo:paragraph-rsid="001f159b"/>
    </style:style>
    <style:style style:name="P18" style:family="paragraph" style:parent-style-name="Text_20_body">
      <style:text-properties officeooo:rsid="002053af" officeooo:paragraph-rsid="002053af"/>
    </style:style>
    <style:style style:name="P19" style:family="paragraph" style:parent-style-name="Text_20_body">
      <style:text-properties officeooo:rsid="0020acd7" officeooo:paragraph-rsid="0020acd7"/>
    </style:style>
    <style:style style:name="P20" style:family="paragraph" style:parent-style-name="Text_20_body">
      <style:text-properties officeooo:paragraph-rsid="0020acd7"/>
    </style:style>
    <style:style style:name="P21" style:family="paragraph" style:parent-style-name="Text_20_body">
      <style:text-properties officeooo:paragraph-rsid="0022a15b"/>
    </style:style>
    <style:style style:name="P22" style:family="paragraph" style:parent-style-name="Standard">
      <style:text-properties officeooo:paragraph-rsid="0025e195"/>
    </style:style>
    <style:style style:name="P23" style:family="paragraph" style:parent-style-name="Standard">
      <style:text-properties officeooo:rsid="0025e195" officeooo:paragraph-rsid="0025e195"/>
    </style:style>
    <style:style style:name="P24" style:family="paragraph" style:parent-style-name="Standard">
      <style:text-properties officeooo:paragraph-rsid="0027ca6f"/>
    </style:style>
    <style:style style:name="P25" style:family="paragraph" style:parent-style-name="Standard">
      <style:text-properties officeooo:paragraph-rsid="0028f647"/>
    </style:style>
    <style:style style:name="P26" style:family="paragraph" style:parent-style-name="Standard">
      <style:text-properties officeooo:rsid="0029df63" officeooo:paragraph-rsid="0029df63"/>
    </style:style>
    <style:style style:name="P27" style:family="paragraph" style:parent-style-name="Text_20_body">
      <style:text-properties officeooo:rsid="001f159b" officeooo:paragraph-rsid="001f159b"/>
    </style:style>
    <style:style style:name="P28" style:family="paragraph" style:parent-style-name="Text_20_body">
      <style:text-properties officeooo:rsid="0020acd7" officeooo:paragraph-rsid="0020acd7"/>
    </style:style>
    <style:style style:name="P29" style:family="paragraph" style:parent-style-name="Text_20_body">
      <style:text-properties officeooo:rsid="0022a15b" officeooo:paragraph-rsid="0022a15b"/>
    </style:style>
    <style:style style:name="P30" style:family="paragraph" style:parent-style-name="Text_20_body">
      <style:text-properties fo:font-variant="normal" fo:text-transform="none" fo:color="#ffffff" style:font-name="Söhne Mono" fo:font-size="10.5pt" fo:letter-spacing="normal" fo:font-style="normal" fo:font-weight="normal"/>
    </style:style>
    <style:style style:name="P31" style:family="paragraph" style:parent-style-name="Text_20_body">
      <style:text-properties fo:font-variant="normal" fo:text-transform="none" fo:color="#ffffff" style:font-name="Söhne Mono" fo:font-size="10.5pt" fo:letter-spacing="normal" fo:font-style="normal" fo:font-weight="normal" officeooo:rsid="0029df63" officeooo:paragraph-rsid="0029df63"/>
    </style:style>
    <style:style style:name="T1" style:family="text">
      <style:text-properties officeooo:rsid="00170213"/>
    </style:style>
    <style:style style:name="T2" style:family="text">
      <style:text-properties officeooo:rsid="00170f88"/>
    </style:style>
    <style:style style:name="T3" style:family="text">
      <style:text-properties officeooo:rsid="00188e62"/>
    </style:style>
    <style:style style:name="T4" style:family="text">
      <style:text-properties officeooo:rsid="001a2eee"/>
    </style:style>
    <style:style style:name="T5" style:family="text">
      <style:text-properties fo:font-variant="normal" fo:text-transform="none" fo:color="#ffffff" style:font-name="Söhne Mono" fo:font-size="10.5pt" fo:letter-spacing="normal" fo:font-style="normal" fo:font-weight="normal"/>
    </style:style>
    <style:style style:name="T6" style:family="text">
      <style:text-properties fo:font-variant="normal" fo:text-transform="none" fo:color="#000000" style:font-name="Liberation Mono" fo:font-size="10.5pt" fo:letter-spacing="normal" fo:font-style="normal" fo:font-weight="normal"/>
    </style:style>
    <style:style style:name="T7" style:family="text">
      <style:text-properties fo:font-variant="normal" fo:text-transform="none" fo:color="#000000" style:font-name="Liberation Mono" fo:font-size="10.5pt" fo:letter-spacing="normal" fo:font-style="normal" fo:font-weight="normal" officeooo:rsid="0025e195"/>
    </style:style>
    <style:style style:name="T8" style:family="text">
      <style:text-properties fo:font-variant="normal" fo:text-transform="none" fo:color="#000000" style:font-name="Liberation Mono" fo:font-size="10.5pt" fo:letter-spacing="normal" fo:font-style="normal" fo:font-weight="normal" officeooo:rsid="0027ca6f"/>
    </style:style>
    <style:style style:name="T9" style:family="text">
      <style:text-properties fo:font-variant="normal" fo:text-transform="none" fo:color="#000000" style:font-name="Söhne Mono" fo:font-size="10.5pt" fo:letter-spacing="normal" fo:font-style="normal" fo:font-weight="normal"/>
    </style:style>
    <style:style style:name="T10" style:family="text">
      <style:text-properties fo:font-variant="normal" fo:text-transform="none" fo:color="#000000" style:font-name="Söhne Mono" fo:font-size="10.5pt" fo:letter-spacing="normal" fo:font-style="normal" fo:font-weight="normal" officeooo:rsid="0028f647"/>
    </style:style>
    <style:style style:name="T11" style:family="text">
      <style:text-properties fo:font-variant="normal" fo:text-transform="none" style:use-window-font-color="true" style:font-name="Söhne Mono" fo:font-size="10.5pt" fo:letter-spacing="normal" fo:font-style="normal" fo:font-weight="normal" officeooo:rsid="0027ca6f"/>
    </style:style>
    <style:style style:name="T12" style:family="text">
      <style:text-properties loext:padding="0.049cm" loext:border="0.06pt solid #d9d9e3"/>
    </style:style>
    <style:style style:name="T13" style:family="text">
      <style:text-properties officeooo:rsid="001a3f4a"/>
    </style:style>
    <style:style style:name="T14" style:family="text">
      <style:text-properties officeooo:rsid="001b97ad"/>
    </style:style>
    <style:style style:name="T15" style:family="text">
      <style:text-properties officeooo:rsid="001c95f0"/>
    </style:style>
    <style:style style:name="T16" style:family="text">
      <style:text-properties officeooo:rsid="001cca75"/>
    </style:style>
    <style:style style:name="T17" style:family="text">
      <style:text-properties officeooo:rsid="001f159b"/>
    </style:style>
    <style:style style:name="T18" style:family="text">
      <style:text-properties officeooo:rsid="0020acd7"/>
    </style:style>
    <style:style style:name="T19" style:family="text">
      <style:text-properties officeooo:rsid="0022a15b"/>
    </style:style>
    <style:style style:name="T20" style:family="text">
      <style:text-properties fo:color="#000000"/>
    </style:style>
    <style:style style:name="T21" style:family="text">
      <style:text-properties style:use-window-font-color="true"/>
    </style:style>
    <style:style style:name="T22" style:family="text">
      <style:text-properties style:use-window-font-color="true" officeooo:rsid="0029f1ab"/>
    </style:style>
    <style:style style:name="T23" style:family="text">
      <style:text-properties officeooo:rsid="0029df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span text:style-name="T1">Yocto</text:span></text:p>
      <text:p text:style-name="P1"/>
      <text:p text:style-name="P2"><text:span text:style-name="T1">1) </text:span>create layers?</text:p>
      <text:p text:style-name="P2"/>
      <text:p text:style-name="P2">We need to modify the build/conf/bblayer.conf file to add the layer location, using its absolute path.</text:p>
      <text:p text:style-name="P2"><text:tab/>“/<text:span text:style-name="T1">home/user/yocto/poky/meta-openembedde/meta-oe\”</text:span></text:p>
      <text:p text:style-name="P3">command:</text:p>
      <text:p text:style-name="P3"><text:tab/>$ bitbake-layers add-layer ../meta-openembedded/meta-oe</text:p>
      <text:p text:style-name="P3"><text:tab/>$ bitbake-layers create-layer -/yocto/poky/meta-newlayer</text:p>
      <text:p text:style-name="P3">After creating the layer, we need to include it in the build/conf/bblayers.conf file using the following command:</text:p>
      <text:p text:style-name="P3"><text:tab/>$ bitake-layers create-layer /home/user/yocto/poky/meta-newlayer</text:p>
      <text:p text:style-name="P3"/>
      <text:p text:style-name="P3">2) create customized image?</text:p>
      <text:p text:style-name="P3"><text:tab/>$ bitbake-layers add-layer ../meta-openembedded/meta-oe</text:p>
      <text:p text:style-name="P3"><text:tab/>$ bitake-layers create-layer /home/user/yocto/poky/meta-newlayer</text:p>
      <text:p text:style-name="P3"/>
      <text:p text:style-name="P3">3) what is bitbake?</text:p>
      <text:p text:style-name="P4"><text:span text:style-name="T2"><text:tab/></text:span>The BitBake task scheduler <text:span text:style-name="T3">which is similar to make command</text:span></text:p>
      <text:p text:style-name="P4">BitBake is responsible for running as many tasks as possible in parallel while ensuring they are run respecting their dependencies</text:p>
      <text:p text:style-name="P4"/>
      <text:p text:style-name="P5">4) What are bitbake tasks?</text:p>
      <text:p text:style-name="P5"><text:tab/><text:span text:style-name="T4">do_fetch()</text:span></text:p>
      <text:p text:style-name="P5"><text:tab/><text:span text:style-name="T4">do_unpack()</text:span></text:p>
      <text:p text:style-name="P5"><text:tab/><text:span text:style-name="T4">do_patch()</text:span></text:p>
      <text:p text:style-name="P5"><text:tab/><text:span text:style-name="T4">do_configure()</text:span></text:p>
      <text:p text:style-name="P5"><text:tab/><text:span text:style-name="T4">do_compile()</text:span></text:p>
      <text:p text:style-name="P5"><text:tab/><text:span text:style-name="T4">do_install()</text:span></text:p>
      <text:p text:style-name="P5"><text:tab/><text:span text:style-name="T4">do_package()</text:span></text:p>
      <text:p text:style-name="P6">5) how you generate you own package?</text:p>
      <text:p text:style-name="P7"><text:span text:style-name="T4"><text:tab/></text:span>Step 1: Choose a Directory Structure</text:p>
      <text:p text:style-name="P7"><text:span text:style-name="T4"><text:tab/></text:span>Step 2: Create a Layer Configuration File</text:p>
      <text:p text:style-name="P16"><text:tab/>Step 3: Create a Recipe</text:p>
      <text:p text:style-name="P16">SUMMARY = "Description of your package"</text:p>
      <text:p text:style-name="Text_20_body">LICENSE = "MIT"</text:p>
      <text:p text:style-name="Text_20_body">LIC_FILES_CHKSUM = "file://COPYING;md5=..."</text:p>
      <text:p text:style-name="Text_20_body">SRC_URI = "file://mysourcefile.c"</text:p>
      <text:p text:style-name="Text_20_body"/>
      <text:p text:style-name="Text_20_body">S = "${WORKDIR}"</text:p>
      <text:p text:style-name="Text_20_body"/>
      <text:p text:style-name="Text_20_body">do_compile() {</text:p>
      <text:p text:style-name="Text_20_body"><text:s text:c="4"/># Add compile instructions here</text:p>
      <text:p text:style-name="Text_20_body">}</text:p>
      <text:p text:style-name="Text_20_body"/>
      <text:p text:style-name="Text_20_body"><text:soft-page-break/>do_install() {</text:p>
      <text:p text:style-name="Text_20_body"><text:s text:c="4"/># Add installation instructions here</text:p>
      <text:p text:style-name="Text_20_body"><text:s text:c="4"/>install -d ${D}${bindir}</text:p>
      <text:p text:style-name="Text_20_body"><text:s text:c="4"/>install -m 0755 ${S}/mysourcefile ${D}${bindir}</text:p>
      <text:p text:style-name="Text_20_body">}</text:p>
      <text:h text:style-name="Heading_20_3" text:outline-level="3">Step 4: Add the Layer to <text:span text:style-name="Source_20_Text"><text:span text:style-name="T12">bblayers.conf</text:span></text:span></text:h>
      <text:p text:style-name="Text_20_body">BBLAYERS ?= " \</text:p>
      <text:p text:style-name="Text_20_body"><text:s text:c="2"/>/path/to/poky/meta \</text:p>
      <text:p text:style-name="Text_20_body"><text:s text:c="2"/>/path/to/poky/meta-poky \</text:p>
      <text:p text:style-name="Text_20_body"><text:s text:c="2"/>/path/to/poky/meta-yocto-bsp \</text:p>
      <text:p text:style-name="Text_20_body"><text:s text:c="2"/>/path/to/meta-custom \</text:p>
      <text:p text:style-name="Text_20_body">"</text:p>
      <text:h text:style-name="Heading_20_3" text:outline-level="3">Step 5: Build the Imag<text:span text:style-name="T13">e</text:span></text:h>
      <text:p text:style-name="P9">$ bitbake core-minimal-image</text:p>
      <text:p text:style-name="P9"/>
      <text:p text:style-name="P8"><text:span text:style-name="T13">6</text:span>) how can you <text:span text:style-name="T13">add</text:span> your own task in bitbake?</text:p>
      <text:p text:style-name="P8"><text:tab/><text:span text:style-name="T15">$ bitbake &lt;recipe&gt; -c &lt;task&gt;</text:span></text:p>
      <text:p text:style-name="P8"/>
      <text:p text:style-name="P9">7) images location?</text:p>
      <text:p text:style-name="P9"><text:s/>build/tmd/deploy/images/</text:p>
      <text:p text:style-name="P9"/>
      <text:p text:style-name="P9">8) what is sdk and how you compile it?</text:p>
      <text:p text:style-name="P9"><text:s/><text:span text:style-name="T14">It contains a set of tools,libraries,and file to develop and debug the applications.</text:span></text:p>
      <text:p text:style-name="P12">The tools contains of compilers,linkers,debuggers,headers and binaries.</text:p>
      <text:p text:style-name="P12"/>
      <text:p text:style-name="P13">9) compile kernel using bitbake?</text:p>
      <text:p text:style-name="P13"><text:tab/><text:span text:style-name="T16">$ bitbake -c virtual/kernel</text:span></text:p>
      <text:p text:style-name="P13"/>
      <text:p text:style-name="P14">10) Depends and Rdepends?</text:p>
      <text:p text:style-name="P14">RDEPENDS: The list of packages must be available at runtime, along with the package that</text:p>
      <text:p text:style-name="P14">defines it.</text:p>
      <text:p text:style-name="P11"><text:soft-page-break/>DEPENDS: These dependencies are crucial for the build process, and Yocto ensures that the necessary dependencies are built first, in the correct order.</text:p>
      <text:p text:style-name="P14">11) If I am compiling the kernel what is the function of do _configure?</text:p>
      <text:p text:style-name="P14">The do_configure task is critical because it allows the user or the build system to customize the kernel configuration based on the specific requirements of the target system. Configuration options can include things like hardware architecture, device drivers, filesystem support, networking options, and more.</text:p>
      <text:p text:style-name="P14"/>
      <text:p text:style-name="P14">In Yocto recipes for the Linux kernel (typically defined in .bb files), you might see something like this:</text:p>
      <text:p text:style-name="P14">do_configure() {</text:p>
      <text:p text:style-name="P14"><text:s text:c="4"/>oe_runmake menuconfig</text:p>
      <text:p text:style-name="P14">}</text:p>
      <text:p text:style-name="P15">12) <text:s/>What is yocto project?</text:p>
      <text:p text:style-name="P15">It is a open source collaboration project whict provides tools, templetes, methods that helps developers to <text:s/>create custom linx based system that are designed for embedded products.</text:p>
      <text:p text:style-name="P15"/>
      <text:p text:style-name="P15">13) <text:span text:style-name="T17">what is the use of SRC_REV variable?</text:span></text:p>
      <text:p text:style-name="P15"><text:tab/><text:span text:style-name="T17">When fetching a repository bitbake uses SRC_REV to determine the specific version from which to build</text:span></text:p>
      <text:p text:style-name="P17">14) what is metadata?</text:p>
      <text:p text:style-name="P17"><text:tab/>It is a set of data that describes and gives information about other data.</text:p>
      <text:p text:style-name="P17"><text:tab/>It is a collection of configuration files,recipes,classes,includes.</text:p>
      <text:p text:style-name="P17">15) write a recipe for git remote repository?</text:p>
      <text:p text:style-name="P17">Yocto supports the ability to pull code from online git repositories as part of the build process.</text:p>
      <text:p text:style-name="P17"/>
      <text:p text:style-name="P17">Step 1: Set SRC_URI</text:p>
      <text:p text:style-name="P17"/>
      <text:p text:style-name="P17">SRC_URI = "git://&lt;URL&gt;;protocol=https" <text:s text:c="2"/></text:p>
      <text:p text:style-name="P17"/>
      <text:p text:style-name="P17">Step 2: Set S environmental variable</text:p>
      <text:p text:style-name="P17"/>
      <text:p text:style-name="P17">S = "${WORKDIR}/git"</text:p>
      <text:p text:style-name="P17"/>
      <text:p text:style-name="P17"><text:soft-page-break/>Step 3: Set SRCREV environmental variable</text:p>
      <text:p text:style-name="P17">16) how do you add particular package in rootfs?</text:p>
      <text:p text:style-name="P17"><text:tab/>Vi conf/local.conf</text:p>
      <text:p text:style-name="P17"><text:tab/>add the recipe name</text:p>
      <text:p text:style-name="P17"><text:tab/>IMAGE_INSTALL +=”recipe_name” <text:s/>or</text:p>
      <text:p text:style-name="P17"><text:s text:c="4"/>IMAGE_INSTALL_APPEND =”recipe_name”</text:p>
      <text:p text:style-name="P17"/>
      <text:p text:style-name="P17">17)What is PROVIDES list?</text:p>
      <text:p text:style-name="P17">A PROVIDES list is the list of names by which the recipe can be known.</text:p>
      <text:p text:style-name="P17"/>
      <text:p text:style-name="P17">By default, the PN is added automatically into the PROVIDES list.</text:p>
      <text:p text:style-name="P17">18) What is recipe?</text:p>
      <text:p text:style-name="P17"><text:s/>It is a set of instructions that is processed by bitbake and its extension is .bb file</text:p>
      <text:p text:style-name="P17">19) What is class files?</text:p>
      <text:p text:style-name="P17">Class file are used to abstract common functionality and share it amongst multiple recipe files and extension is .bbclass</text:p>
      <text:p text:style-name="P17">20) what is the function of dev_packages?</text:p>
      <text:p text:style-name="P17">Installs development packages (headers and extra library links) for all packages</text:p>
      <text:p text:style-name="P17">installed in a given image.</text:p>
      <text:p text:style-name="P17">21) what is distribution?</text:p>
      <text:p text:style-name="P17">The distribution is where we define global options, such as the toolchain version, graphical backends,</text:p>
      <text:p text:style-name="P17">and support for OpenGL. We should make a distribution only if the default settings provided by Poky</text:p>
      <text:p text:style-name="P17">fail to fulfill our requirements.</text:p>
      <text:p text:style-name="P18">22) what is variables?</text:p>
      <text:p text:style-name="P18"><text:s/>Variables defined in configuration files are global to every recipe, also referred to as configuration</text:p>
      <text:p text:style-name="P18">metadata. The parsing order of the main configuration files is shown as follows:</text:p>
      <text:p text:style-name="P18"><text:s/>build/conf/local.conf</text:p>
      <text:p text:style-name="P18"><text:s/>&lt;layer&gt;/conf/machines/&lt;machine&gt;.conf</text:p>
      <text:p text:style-name="P18"><text:s/>&lt;layer&gt;/conf/distro/&lt;distro&gt;.conf</text:p>
      <text:p text:style-name="P18"><text:s/>Variables defined within recipe files have recipe visibility scope that is local to the specific recipe</text:p>
      <text:p text:style-name="P18">only during the execution of its tasks.</text:p>
      <text:p text:style-name="P18"><text:soft-page-break/>23) HOW TO ADD MY-DISTRIBUTION IN NEW LAYER?</text:p>
      <text:p text:style-name="P18">create the new layer;</text:p>
      <text:p text:style-name="P18"/>
      <text:p text:style-name="P18">create the distro directory in the &lt;layer&gt;/conf/distro/my-distro</text:p>
      <text:p text:style-name="P18"/>
      <text:p text:style-name="P18">create the distro name </text:p>
      <text:p text:style-name="P18"/>
      <text:p text:style-name="P18">24) what is layer version give example?</text:p>
      <text:p text:style-name="P18">LAYERVERSION: This is an optional variable that specifies the version of the layer in a single</text:p>
      <text:p text:style-name="P18">number.</text:p>
      <text:p text:style-name="P18"><text:s/>Ex: LAYERVERSION_meta-newlayer = "1".</text:p>
      <text:p text:style-name="P18">25) how do you check the value of a variable?</text:p>
      <text:p text:style-name="P18">Bitbake -e &lt;rcipename&gt; | grep ^variablename=</text:p>
      <text:p text:style-name="P18">26) write a simple hello world recipe?</text:p>
      <text:p text:style-name="P18">DESCRIPTION = "Simple helloworld application"</text:p>
      <text:p text:style-name="P18">LICENSE = "MIT"</text:p>
      <text:p text:style-name="P18">LIC_FILES_CHKSUM = "file://${COMMON_LICENSE_DIR}/MIT;md5=0835ade698e0bcf8506ecda2f7b4f302"</text:p>
      <text:p text:style-name="P18"/>
      <text:p text:style-name="P18">SRC_URI = "file://userprog.c"</text:p>
      <text:p text:style-name="P18">#FILESEXTRAPATHS:prepend := "${THISDIR}/phytec:"</text:p>
      <text:p text:style-name="P18">S = "${WORKDIR}"</text:p>
      <text:p text:style-name="P18"/>
      <text:p text:style-name="P18"/>
      <text:p text:style-name="P18">do_compile() {</text:p>
      <text:p text:style-name="P18"><text:s text:c="4"/>${CC} userprog.c ${LDFLAGS} -o userprog</text:p>
      <text:p text:style-name="P18">}</text:p>
      <text:p text:style-name="P18"/>
      <text:p text:style-name="P18">do_install() {</text:p>
      <text:p text:style-name="P18"><text:s text:c="4"/>install -d ${D}${bindir}</text:p>
      <text:p text:style-name="P18"><text:s text:c="4"/>install -m 0755 userprog ${D}${bindir}</text:p>
      <text:p text:style-name="P18">}</text:p>
      <text:p text:style-name="P18"><text:soft-page-break/>27) what is the function of inherit?</text:p>
      <text:p text:style-name="P18">In Yocto Project, "inherit" is a keyword used in the recipe files to include functionality from one or more classes into another.</text:p>
      <text:p text:style-name="P19">28) what ais debug-tweaks?</text:p>
      <text:p text:style-name="P19">This feature enables passwordless login for root user</text:p>
      <text:p text:style-name="P19">29) what is the function of splash?</text:p>
      <text:p text:style-name="P20"><text:s/><text:span text:style-name="T18">Enables you to show a splash screen during boot. By default this screen is provided by psplash which does allow customization.</text:span></text:p>
      <text:p text:style-name="P21"><text:span text:style-name="T18">30) </text:span><text:span text:style-name="T19">how do you apply a patch in an existing recipe?</text:span></text:p>
      <text:p text:style-name="P21"><text:tab/><text:span text:style-name="T19">FILESEXTRAPATHS:prepend := “${THISDIR}/${PN}-${PV}:”</text:span></text:p>
      <text:p text:style-name="P21"><text:tab/><text:span text:style-name="T19">SRC_URI += “files://&lt;patch_file&gt;”</text:span></text:p>
      <text:p text:style-name="P29">31) why autotools?</text:p>
      <text:p text:style-name="P21"><text:tab/><text:span text:style-name="T19">It is used for building native programs on the build machine and also cross compiling to other architectures</text:span></text:p>
      <text:p text:style-name="P22"><text:span text:style-name="T7">32) what is cmake?</text:span></text:p>
      <text:p text:style-name="P22"><text:span text:style-name="T7"><text:s/>It is a cross platform free and open source software tool for managing the build process of software using a compiler independent method.</text:span></text:p>
      <text:p text:style-name="P22"><text:span text:style-name="T7"/></text:p>
      <text:p text:style-name="P22"><text:span text:style-name="T7">33) what is devshell?</text:span></text:p>
      <text:p text:style-name="P22"><text:span text:style-name="T7"><text:tab/>It is a terminal shell that runs in the same context as bitbake task engine.</text:span></text:p>
      <text:p text:style-name="P23"><text:span text:style-name="T6">$ bitbake -c devshell &lt;recipe_name&gt;</text:span></text:p>
      <text:p text:style-name="P23"><text:span text:style-name="T6"/></text:p>
      <text:p text:style-name="P24"><text:span text:style-name="T7">34) </text:span><text:span text:style-name="T8">what are the different types of layers in yocto?</text:span></text:p>
      <text:p text:style-name="P24"><text:span text:style-name="T8"><text:tab/>Board support package layer</text:span></text:p>
      <text:p text:style-name="P24"><text:span text:style-name="T8"><text:tab/>oe-core layer</text:span></text:p>
      <text:p text:style-name="P24"><text:span text:style-name="T8"><text:tab/>application layer</text:span><text:span text:style-name="T5"> "D</text:span></text:p>
      <text:p text:style-name="P24"><text:span text:style-name="T11">35) How do you change the priority of a layer using script?</text:span></text:p>
      <text:p text:style-name="P25"><text:span text:style-name="T11"><text:tab/>$bitbake-layers create-layer -p &lt;priority&gt; <text:s text:c="2"/>../source/meta-mylayer</text:span><text:span text:style-name="T5"> </text:span></text:p>
      <text:p text:style-name="P25"><text:span text:style-name="T10">36) what is the difference between source and build folder?</text:span></text:p>
      <text:p text:style-name="P26"><text:span text:style-name="T10">S</text:span><text:span text:style-name="T9">ource: The source folder contains the original source code of the software component being built. It is where the Yocto build system fetches the source code, extracts it, and performs various tasks such as configuring, patching, and compiling.</text:span></text:p>
      <text:p text:style-name="P26"><text:span text:style-name="T9"/></text:p>
      <text:p text:style-name="P26"><text:span text:style-name="T9">Build: The build folder is where the build system performs the actual compilation and builds the software. It is separate from the source folder to keep the original source code unchanged, allowing for reproducible builds and easier management of multiple build configurations.</text:span></text:p>
      <text:p text:style-name="P25"><text:span text:style-name="T10"/></text:p>
      <text:p text:style-name="P25"><text:span text:style-name="T10">37) what is devtool and write a recipe using devtool?</text:span></text:p>
      <text:p text:style-name="P25"><text:span text:style-name="T10">Devtool is a tool that simplifies the process of developing and maintaining recipes for software components. It provides a set of commands to assist developers in tasks such as creating new recipes, modifying existing ones, and enabling quicker iteration during the development process.</text:span><text:span text:style-name="T5">r package"</text:span></text:p>
      <text:p text:style-name="P10"><text:span text:style-name="T21">DESCRIPTION = "Hello World Program"</text:span></text:p>
      <text:p text:style-name="P10"><text:span text:style-name="T21">SECTION = "examples"</text:span></text:p>
      <text:p text:style-name="P10"><text:span text:style-name="T21">LICENSE = "CLOSED"</text:span></text:p>
      <text:p text:style-name="P10"><text:soft-page-break/><text:span text:style-name="T21"/></text:p>
      <text:p text:style-name="P10"><text:span text:style-name="T21">SRC_URI = "git://example.com/hello-world.git"</text:span></text:p>
      <text:p text:style-name="P10"><text:span text:style-name="T21"/></text:p>
      <text:p text:style-name="P10"><text:span text:style-name="T21">inherit autotools</text:span></text:p>
      <text:p text:style-name="P31"><text:span text:style-name="T21">38) How to compile the kernel only ?</text:span></text:p>
      <text:p text:style-name="P31"><text:span text:style-name="T21">export MACHINE=your-machine</text:span></text:p>
      <text:p text:style-name="P31"><text:span text:style-name="T21">bitbake linux-yocto -c compile -f</text:span></text:p>
      <text:p text:style-name="P31"><text:span text:style-name="T21">39)Command for compiling a part of kernel?</text:span></text:p>
      <text:p text:style-name="P31"><text:span text:style-name="T21">bitbake kernel-module-example -c compile -f</text:span></text:p>
      <text:p text:style-name="P31"><text:span text:style-name="T21">bitbake virtual/kernel -c menuconfig</text:span></text:p>
      <text:p text:style-name="P31"><text:span text:style-name="T21">bitbake virtual/kernel -c compile -f</text:span></text:p>
      <text:p text:style-name="P10">LIC_FILES_CHKSUM = "file://COPYING;md5=..."</text:p>
      <text:p text:style-name="P10">SRC_URI = "file://mysourcefile.c"</text:p>
      <text:p text:style-name="P10"/>
      <text:p text:style-name="P10">S = "${WORKDIR}"</text:p>
      <text:p text:style-name="P10"/>
      <text:p text:style-name="P10">do_compile() {</text:p>
      <text:p text:style-name="P10"><text:s text:c="4"/># Add compile instructions here</text:p>
      <text:p text:style-name="P10">}</text:p>
      <text:p text:style-name="P10"/>
      <text:p text:style-name="P10">do_install() {</text:p>
      <text:p text:style-name="P10"><text:s text:c="4"/># Add installation instructions here</text:p>
      <text:p text:style-name="P10"><text:s text:c="4"/>install -d ${D}${bindir}</text:p>
      <text:p text:style-name="P10"><text:s text:c="4"/>install -m 0755 ${S}/mysourcefile ${D}${bindir}</text:p>
      <text:p text:style-name="P10">}</text:p>
      <text:p text:style-name="Text_20_body"/>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6T17:46:41.056836529</meta:creation-date>
    <meta:editing-duration>PT26M31S</meta:editing-duration>
    <meta:editing-cycles>7</meta:editing-cycles>
    <meta:generator>LibreOffice/6.4.7.2$Linux_X86_64 LibreOffice_project/40$Build-2</meta:generator>
    <dc:date>2023-12-07T14:28:25.650717983</dc:date>
    <meta:document-statistic meta:table-count="0" meta:image-count="0" meta:object-count="0" meta:page-count="7" meta:paragraph-count="183" meta:word-count="1267" meta:character-count="8676" meta:non-whitespace-character-count="7472"/>
  </office:meta>
</office:document-meta>
</file>